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283in"/>
    </style:style>
    <style:style style:name="co4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font-name-complex="Helvetic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Helvetica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language-asian="none" style:country-asian="none" style:font-style-asian="normal" style:font-weight-asian="bold" style:font-name-complex="Helvetica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MT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none" style:country-asian="none" style:font-style-asian="normal" style:font-weight-asian="normal" style:font-name-complex="ArialMT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13" style:family="table-cell" style:parent-style-name="Default" style:data-style-name="N3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T1" style:family="text">
      <style:text-properties fo:color="#000000" style:font-name="Helvetica" fo:font-size="6.5pt" style:font-name-asian="Helvetica" style:font-name-complex="Helvetica" style:font-size-asian="6.5pt" style:font-size-complex="6.5pt"/>
    </style:style>
    <style:style style:name="T2" style:family="text">
      <style:text-properties fo:color="#000000" style:font-name="Helvetica" style:font-name-asian="Helvetica" style:font-name-complex="Helvetica" fo:font-size="6pt" style:font-size-asian="6pt" style:font-size-complex="6pt"/>
    </style:style>
    <style:style style:name="T3" style:family="text">
      <style:text-properties fo:color="#000000" style:font-name="Helvetica" fo:font-size="9.5pt" style:font-name-asian="Helvetica" style:font-name-complex="Helvetica" style:font-size-asian="9.5pt" style:font-size-complex="9.5pt"/>
    </style:style>
    <style:style style:name="T4" style:family="text">
      <style:text-properties fo:color="#000000" style:font-name="Helvetica" style:font-name-asian="Helvetica" style:font-name-complex="Helvetica" fo:font-size="6.5pt" style:font-size-asian="6.5pt" style:font-size-complex="6.5pt"/>
    </style:style>
  </office:automatic-styles>
  <office:body>
    <office:spreadsheet>
      <table:calculation-settings table:automatic-find-labels="false" table:use-regular-expressions="false" table:use-wildcards="true"/>
      <table:table table:name="AP63205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nductor Selec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<text:span text:style-name="T1">𝐕</text:span><text:span text:style-name="T2">𝑶𝑼𝑻</text:span>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𝑽</text:span><text:span text:style-name="T2">𝑰𝑵</text:span>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3">𝑰</text:span><text:span text:style-name="T4">𝑳𝑶𝑨𝑫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∆𝑰</text:span><text:span text:style-name="T2">𝑳</text:span></text:p>
          </table:table-cell>
          <table:table-cell table:formula="of:=0.4*[.B4]" office:value-type="float" office:value="0.8" calcext:value-type="float">
            <text:p>0.8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5" table:formula="of:=([.B2]*([.B3]-[.B2]))/([.B3]*[.B5]*1100000) * 1000000" office:value-type="float" office:value="4.49810606060606" calcext:value-type="float">
            <text:p>4.50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3">𝑰</text:span><text:span text:style-name="T4">𝑳</text:span><text:span text:style-name="T2">𝑷𝑬𝑨𝑲</text:span></text:p>
          </table:table-cell>
          <table:table-cell table:style-name="ce1" table:formula="of:=[.B4]+([.B5]/2)" office:value-type="float" office:value="2.4" calcext:value-type="float">
            <text:p>2.4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C Current Rating</text:p>
          </table:table-cell>
          <table:table-cell table:style-name="ce1" table:formula="of:=[.B9]*1.35" office:value-type="float" office:value="3.24" calcext:value-type="float">
            <text:p>3.24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C Resistance</text:p>
          </table:table-cell>
          <table:table-cell office:value-type="string" calcext:value-type="string">
            <text:p>&lt;100mOh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se a larger inductance for improved efficiency under light load conditions.</text:p>
          </table:table-cell>
          <table:table-cell table:number-columns-repeated="1023"/>
        </table:table-row>
      </table:table>
      <table:table table:name="MT3608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OUTPUT VOLTAGE</text:p>
          </table:table-cell>
          <table:covered-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90000" calcext:value-type="float">
            <text:p>3900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1" office:value-type="string" calcext:value-type="string">
            <text:p>vout</text:p>
          </table:table-cell>
          <table:table-cell table:style-name="ce1" table:formula="of:=[.B3]*(1+[.B4]/[.B5])" office:value-type="float" office:value="24" calcext:value-type="float">
            <text:p>24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INDUCTOR CALCULATIONS</text:p>
          </table:table-cell>
          <table:covered-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Switch Freq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12" office:value-type="percentage" office:value="0.85" calcext:value-type="percentage">
            <text:p>85.00%</text:p>
          </table:table-cell>
          <table:table-cell/>
        </table:table-row>
        <table:table-row table:style-name="ro1">
          <table:table-cell table:style-name="ce1" office:value-type="string" calcext:value-type="string">
            <text:p>Iin</text:p>
          </table:table-cell>
          <table:table-cell table:style-name="ce13" table:formula="of:=([.B11]*[.B12])/([.B10]*[.B14])" office:value-type="float" office:value="1129.41176470588" calcext:value-type="float">
            <text:p>1,129</text:p>
          </table:table-cell>
          <table:table-cell table:style-name="ce1" office:value-type="string" calcext:value-type="string">
            <text:p>mA</text:p>
          </table:table-cell>
        </table:table-row>
        <table:table-row table:style-name="ro1">
          <table:table-cell table:style-name="ce1" office:value-type="string" calcext:value-type="string">
            <text:p>Duty</text:p>
          </table:table-cell>
          <table:table-cell table:style-name="ce14" table:formula="of:=1-([.B10]/[.B11])" office:value-type="percentage" office:value="0.791666666666667" calcext:value-type="percentage">
            <text:p>79.17%</text:p>
          </table:table-cell>
          <table:table-cell/>
        </table:table-row>
        <table:table-row table:style-name="ro1">
          <table:table-cell table:style-name="ce1" office:value-type="string" calcext:value-type="string">
            <text:p>Inductor Ripple Current</text:p>
          </table:table-cell>
          <table:table-cell table:style-name="ce13" table:formula="of:=[.B15]*0.3" office:value-type="float" office:value="338.823529411765" calcext:value-type="float">
            <text:p>339</text:p>
          </table:table-cell>
          <table:table-cell table:style-name="ce1" office:value-type="string" calcext:value-type="string">
            <text:p>mA</text:p>
          </table:table-cell>
        </table:table-row>
        <table:table-row table:style-name="ro1">
          <table:table-cell table:style-name="ce5" office:value-type="string" calcext:value-type="string">
            <text:p>Inductor Value</text:p>
          </table:table-cell>
          <table:table-cell table:style-name="ce5" table:formula="of:=([.B10]*[.B16])/([.B17]/1000*[.B13]*10^6)*10^6" office:value-type="float" office:value="9.73548418209876" calcext:value-type="float">
            <text:p>9.74</text:p>
          </table:table-cell>
          <table:table-cell table:style-name="ce5" office:value-type="string" calcext:value-type="string">
            <text:p>uH</text:p>
          </table:table-cell>
        </table:table-row>
        <table:table-row table:style-name="ro1">
          <table:table-cell table:style-name="ce1" office:value-type="string" calcext:value-type="string">
            <text:p>Inductor Peak Current</text:p>
          </table:table-cell>
          <table:table-cell table:style-name="ce13" table:formula="of:=[.B15]+[.B17]/2" office:value-type="float" office:value="1298.82352941177" calcext:value-type="float">
            <text:p>1,299</text:p>
          </table:table-cell>
          <table:table-cell table:style-name="ce1" office:value-type="string" calcext:value-type="string">
            <text:p>mA</text:p>
          </table:table-cell>
        </table:table-row>
        <table:table-row table:style-name="ro1">
          <table:table-cell table:style-name="ce1" office:value-type="string" calcext:value-type="string">
            <text:p>Inductor Amperage Rating</text:p>
          </table:table-cell>
          <table:table-cell table:style-name="ce13" table:formula="of:=[.B19]*1.3" office:value-type="float" office:value="1688.47058823529" calcext:value-type="float">
            <text:p>1,688</text:p>
          </table:table-cell>
          <table:table-cell table:style-name="ce1" office:value-type="string" calcext:value-type="string">
            <text:p>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uctor DC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table:style-name="ce1" office:value-type="string" calcext:value-type="string">
            <text:p>Ploss</text:p>
          </table:table-cell>
          <table:table-cell table:style-name="ce5" table:formula="of:=([.B15]/1000)^2*[.B22]/1000" office:value-type="float" office:value="0.0867388235294118" calcext:value-type="float">
            <text:p>0.09</text:p>
          </table:table-cell>
          <table:table-cell table:style-name="ce1"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6:41:35.8150040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11-13T10:32:02.182833944</meta:creation-date>
    <dc:date>2025-11-13T17:04:34.428227809</dc:date>
    <meta:editing-duration>PT25M56S</meta:editing-duration>
    <meta:editing-cycles>5</meta:editing-cycles>
    <meta:generator>LibreOffice/7.2.2.2$MacOSX_X86_64 LibreOffice_project/02b2acce88a210515b4a5bb2e46cbfb63fe97d56</meta:generator>
    <meta:document-statistic meta:table-count="2" meta:cell-count="69" meta:object-count="0"/>
  </office:meta>
</office:document-meta>
</file>